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textarea-horizontal-align="justify" draw:textarea-vertical-align="middle" draw:auto-grow-height="false" fo:min-height="0.103cm" fo:min-width="0.7cm"/>
    </style:style>
    <style:style style:name="gr2" style:family="graphic" style:parent-style-name="standard">
      <style:graphic-properties draw:textarea-horizontal-align="justify" draw:textarea-vertical-align="middle" draw:auto-grow-height="false" fo:min-height="0.1cm" fo:min-width="0.7cm"/>
    </style:style>
    <style:style style:name="gr3" style:family="graphic" style:parent-style-name="standard">
      <style:graphic-properties draw:textarea-horizontal-align="justify" draw:textarea-vertical-align="middle" draw:auto-grow-height="false" fo:min-height="0.199cm" fo:min-width="0.856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color="#3465a4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519cm" fo:min-width="0.311cm"/>
      <style:paragraph-properties style:writing-mode="lr-tb"/>
    </style:style>
    <style:style style:name="gr7" style:family="graphic" style:parent-style-name="standard">
      <style:graphic-properties draw:marker-start="Arrow" draw:textarea-horizontal-align="justify" draw:textarea-vertical-align="middle" draw:auto-grow-height="false" fo:min-height="0.438cm" fo:min-width="0.2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5cm" fo:min-width="0.49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56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49cm" fo:min-width="0.15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svg:stroke-color="#666666" draw:textarea-horizontal-align="justify" draw:textarea-vertical-align="middle" draw:auto-grow-height="false" fo:min-height="0.65cm" fo:min-width="0.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1.6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cm" fo:min-width="1.2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82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0.38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3cm" fo:min-width="0.8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cm" fo:min-width="0.82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1cm" fo:min-width="0.82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0.82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objectwithoutfill">
      <style:graphic-properties svg:stroke-width="0.035cm" svg:stroke-color="#111111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3cm" fo:min-width="0.421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0.52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388cm"/>
      <style:paragraph-properties style:writing-mode="lr-tb"/>
    </style:style>
    <style:style style:name="gr28" style:family="graphic" style:parent-style-name="objectwithoutfill">
      <style:graphic-properties svg:stroke-color="#3465a4" draw:fill="none" draw:textarea-vertical-align="middle"/>
    </style:style>
    <style:style style:name="gr29" style:family="graphic" style:parent-style-name="standard">
      <style:graphic-properties svg:stroke-width="0.035cm" draw:marker-start="Arrow" draw:marker-start-width="0.252cm" draw:marker-end-width="0.252cm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draw:marker-start="Arrow" draw:fill="none" draw:textarea-vertical-align="middle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style:paragraph-properties fo:text-align="center" style:writing-mode="lr-tb"/>
      <style:text-properties fo:font-size="14pt" fo:language="en" fo:country="GB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color="#000000" fo:font-size="10.5pt" fo:language="en" fo:country="GB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style:use-window-font-color="true" fo:font-size="10.5pt" fo:language="en" fo:country="GB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style:paragraph-properties fo:text-align="center" style:writing-mode="lr-tb"/>
      <style:text-properties fo:font-size="18pt" fo:language="en" fo:country="GB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fo:font-size="11pt"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use-window-font-color="true" fo:font-size="10.5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  <style:text-properties style:use-window-font-color="true" fo:font-size="11pt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style:use-window-font-color="true" style:text-position="0% 100%" fo:font-size="10.5pt" style:font-size-asian="10.5pt" style:font-size-complex="10.5pt"/>
    </style:style>
    <style:style style:name="T1" style:family="text">
      <style:text-properties fo:font-size="14pt" fo:language="en" fo:country="GB" style:font-size-asian="14pt" style:font-size-complex="14pt"/>
    </style:style>
    <style:style style:name="T2" style:family="text">
      <style:text-properties fo:color="#000000" fo:font-size="10.5pt" fo:language="en" fo:country="GB" style:font-size-asian="12pt" style:font-size-complex="12pt"/>
    </style:style>
    <style:style style:name="T3" style:family="text">
      <style:text-properties fo:color="#000000" style:text-position="-33% 58%" fo:font-size="10.5pt" fo:language="en" fo:country="GB" style:font-size-asian="12pt" style:font-size-complex="12pt"/>
    </style:style>
    <style:style style:name="T4" style:family="text">
      <style:text-properties style:use-window-font-color="true" fo:font-size="10.5pt" fo:language="en" fo:country="GB" style:font-size-asian="12pt" style:font-size-complex="12pt"/>
    </style:style>
    <style:style style:name="T5" style:family="text">
      <style:text-properties style:use-window-font-color="true" style:text-position="-33% 58%" fo:font-size="10.5pt" fo:language="en" fo:country="GB" style:font-size-asian="12pt" style:font-size-complex="12pt"/>
    </style:style>
    <style:style style:name="T6" style:family="text">
      <style:text-properties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font-size="11pt" fo:language="en" fo:country="GB"/>
    </style:style>
    <style:style style:name="T10" style:family="text">
      <style:text-properties style:use-window-font-color="true" fo:font-size="10.5pt" style:font-size-asian="12pt" style:font-size-complex="12pt"/>
    </style:style>
    <style:style style:name="T11" style:family="text">
      <style:text-properties style:use-window-font-color="true" style:text-position="-33% 58%" fo:font-size="10.5pt" style:font-size-asian="12pt" style:font-size-complex="12pt"/>
    </style:style>
    <style:style style:name="T12" style:family="text">
      <style:text-properties style:use-window-font-color="true" style:text-position="0% 100%" fo:font-size="10.5pt" style:font-size-asian="10.5pt" style:font-size-complex="10.5pt"/>
    </style:style>
    <style:style style:name="T13" style:family="text">
      <style:text-properties style:use-window-font-color="true" style:text-position="-33% 58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0.353cm" svg:x="2.536cm" svg:y="1.3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2cm" svg:height="0.35cm" draw:transform="rotate (0.000174532925199433) translate (6.425cm 1.37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2cm" svg:height="0.35cm" svg:x="2.536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356cm" svg:height="0.449cm" svg:x="6.416cm" svg:y="4.4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2cm" svg:height="0.35cm" draw:transform="rotate (1.5707963267949) translate (4.871cm 3.616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.536cm" svg:y1="1.555cm" svg:x2="1.18cm" svg:y2="2.449cm" draw:start-shape="id1" draw:start-glue-point="3" draw:end-shape="id2" draw:end-glue-point="4" svg:d="M2536 1555h-1356v894" svg:viewBox="0 0 1357 895">
          <text:p/>
        </draw:connector>
        <draw:connector draw:style-name="gr4" draw:text-style-name="P1" draw:layer="layout" svg:x1="1.18cm" svg:y1="3.536cm" svg:x2="2.536cm" svg:y2="4.675cm" draw:start-shape="id2" draw:start-glue-point="8" draw:end-shape="id3" draw:end-glue-point="3" svg:d="M1180 3536v1139h1356" svg:viewBox="0 0 1357 1140">
          <text:p/>
        </draw:connector>
        <draw:connector draw:style-name="gr5" draw:text-style-name="P1" draw:layer="layout" draw:line-skew="0.364cm" svg:x1="8.955cm" svg:y1="7.108cm" svg:x2="5.034cm" svg:y2="7.168cm" draw:start-shape="id4" draw:start-glue-point="2" draw:end-shape="id5" draw:end-glue-point="6" svg:d="M8955 7108v925h-3921v-865" svg:viewBox="0 0 3922 926">
          <text:p/>
        </draw:connector>
        <draw:connector draw:style-name="gr4" draw:text-style-name="P1" draw:layer="layout" svg:x1="3.736cm" svg:y1="4.675cm" svg:x2="6.416cm" svg:y2="4.688cm" draw:start-shape="id3" draw:start-glue-point="1" draw:end-shape="id6" draw:end-glue-point="3" svg:d="M3736 4675h1340v13h1340" svg:viewBox="0 0 2681 14">
          <text:p/>
        </draw:connector>
        <draw:connector draw:style-name="gr4" draw:text-style-name="P2" draw:layer="layout" svg:x1="5.046cm" svg:y1="3.616cm" svg:x2="6.416cm" svg:y2="4.688cm" draw:start-shape="id7" draw:start-glue-point="3" draw:end-shape="id6" draw:end-glue-point="3" svg:d="M5046 3616v1072h1370" svg:viewBox="0 0 1371 1073">
          <text:p/>
        </draw:connector>
        <draw:connector draw:style-name="gr4" draw:text-style-name="P1" draw:layer="layout" svg:x1="6.425cm" svg:y1="1.547cm" svg:x2="5.046cm" svg:y2="2.416cm" draw:start-shape="id8" draw:start-glue-point="3" draw:end-shape="id7" draw:end-glue-point="1" svg:d="M6425 1547h-1379v869" svg:viewBox="0 0 1380 870">
          <text:p/>
        </draw:connector>
        <draw:custom-shape draw:style-name="gr6" draw:text-style-name="P3" xml:id="id2" draw:id="id2" draw:layer="layout" svg:width="1.145cm" svg:height="1.087cm" svg:x="0.607cm" svg:y="2.449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7" draw:text-style-name="P1" draw:layer="layout" svg:width="1.058cm" svg:height="0.97cm" draw:transform="skewX (0.0164060949687467) rotate (3.12588469032184) translate (9.484cm 7.107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4" draw:layer="layout" svg:width="0.991cm" svg:height="0.905cm" svg:x="0.123cm" svg:y="3.21cm">
          <draw:text-box>
            <text:p><text:span text:style-name="T2">V</text:span><text:span text:style-name="T3">a</text:span></text:p>
          </draw:text-box>
        </draw:frame>
        <draw:frame draw:style-name="gr9" draw:text-style-name="P5" draw:layer="layout" svg:width="2.061cm" svg:height="0.751cm" svg:x="8.939cm" svg:y="3.519cm">
          <draw:text-box>
            <text:p><text:span text:style-name="T4">I</text:span><text:span text:style-name="T5">b</text:span><text:span text:style-name="T4"> = K</text:span><text:span text:style-name="T5">b</text:span><text:span text:style-name="T4"> V</text:span><text:span text:style-name="T5">b</text:span></text:p>
          </draw:text-box>
        </draw:frame>
        <draw:g xml:id="id9" draw:id="id9">
          <draw:custom-shape draw:style-name="gr10" draw:text-style-name="P1" draw:layer="layout" svg:width="1.3cm" svg:height="1.797cm" svg:x="8.303cm" svg:y="2.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6" draw:layer="layout" svg:x1="8.953cm" svg:y1="2.611cm" svg:x2="8.953cm" svg:y2="3.496cm">
            <text:p/>
          </draw:line>
        </draw:g>
        <draw:custom-shape draw:style-name="gr12" draw:text-style-name="P7" xml:id="id5" draw:id="id5" draw:layer="layout" svg:width="1.3cm" svg:height="1.8cm" svg:x="4.384cm" svg:y="5.368cm">
          <text:p text:style-name="P7"><text:span text:style-name="T6">+</text:span></text:p>
          <text:p text:style-name="P7"><text:span text:style-name="T6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8" draw:layer="layout" svg:width="2.139cm" svg:height="0.776cm" svg:x="4.932cm" svg:y="7.025cm">
          <draw:text-box>
            <text:p><text:span text:style-name="T7">V</text:span><text:span text:style-name="T8">c</text:span><text:span text:style-name="T7"> = K</text:span><text:span text:style-name="T8">c</text:span><text:span text:style-name="T7"> I</text:span><text:span text:style-name="T8">c</text:span><text:span text:style-name="T9"> </text:span></text:p>
          </draw:text-box>
        </draw:frame>
        <draw:connector draw:style-name="gr4" draw:text-style-name="P9" draw:layer="layout" svg:x1="3.736cm" svg:y1="4.675cm" svg:x2="5.034cm" svg:y2="5.368cm" draw:start-shape="id3" draw:start-glue-point="1" draw:end-shape="id5" draw:end-glue-point="4" svg:d="M3736 4675h1298v693" svg:viewBox="0 0 1299 694">
          <text:p/>
        </draw:connector>
        <draw:connector draw:style-name="gr4" draw:text-style-name="P9" draw:layer="layout" svg:x1="3.736cm" svg:y1="1.555cm" svg:x2="5.046cm" svg:y2="2.416cm" draw:start-shape="id1" draw:start-glue-point="1" draw:end-shape="id7" draw:end-glue-point="1" svg:d="M3736 1555h1310v861" svg:viewBox="0 0 1311 862">
          <text:p/>
        </draw:connector>
        <draw:connector draw:style-name="gr4" draw:text-style-name="P9" draw:layer="layout" svg:x1="7.625cm" svg:y1="1.547cm" svg:x2="8.953cm" svg:y2="2.09cm" draw:start-shape="id8" draw:start-glue-point="1" draw:end-shape="id9" draw:end-glue-point="0" svg:d="M7625 1547h1328v543" svg:viewBox="0 0 1329 544">
          <text:p/>
        </draw:connector>
        <draw:custom-shape draw:style-name="gr2" draw:text-style-name="P1" xml:id="id10" draw:id="id10" draw:layer="layout" svg:width="1.2cm" svg:height="0.35cm" svg:x="2.554cm" svg:y="7.8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.2cm" svg:height="0.35cm" draw:transform="rotate (1.5707963267949) translate (0.998cm 6.958cm)">
          <text:p/>
          <draw:enhanced-geometry svg:viewBox="0 0 21600 21600" draw:type="rectangle" draw:enhanced-path="M 0 0 L 21600 0 21600 21600 0 21600 0 0 Z N"/>
        </draw:custom-shape>
        <draw:connector draw:style-name="gr4" draw:text-style-name="P9" draw:layer="layout" svg:x1="3.754cm" svg:y1="8.022cm" svg:x2="5.034cm" svg:y2="7.168cm" draw:start-shape="id10" draw:start-glue-point="1" draw:end-shape="id5" draw:end-glue-point="6" svg:d="M3754 8022h1280v-854" svg:viewBox="0 0 1281 855">
          <text:p/>
        </draw:connector>
        <draw:connector draw:style-name="gr4" draw:text-style-name="P9" draw:layer="layout" svg:x1="1.173cm" svg:y1="5.758cm" svg:x2="2.536cm" svg:y2="4.675cm" draw:start-shape="id11" draw:start-glue-point="1" draw:end-shape="id3" draw:end-glue-point="3" svg:d="M1173 5758v-1083h1363" svg:viewBox="0 0 1364 1084">
          <text:p/>
        </draw:connector>
        <draw:connector draw:style-name="gr4" draw:text-style-name="P9" draw:layer="layout" svg:x1="1.173cm" svg:y1="6.958cm" svg:x2="2.554cm" svg:y2="8.022cm" draw:start-shape="id11" draw:start-glue-point="3" draw:end-shape="id10" draw:end-glue-point="3" svg:d="M1173 6958v1064h1381" svg:viewBox="0 0 1382 1065">
          <text:p/>
        </draw:connector>
        <draw:frame draw:style-name="gr14" draw:text-style-name="P5" draw:layer="layout" svg:width="1.749cm" svg:height="1.18cm" svg:x="9.489cm" svg:y="6.386cm">
          <draw:text-box>
            <text:p><text:span text:style-name="T4">I</text:span><text:span text:style-name="T5">d</text:span></text:p>
          </draw:text-box>
        </draw:frame>
        <draw:frame draw:style-name="gr15" draw:text-style-name="P10" draw:layer="layout" svg:width="1.322cm" svg:height="0.751cm" svg:x="2.574cm" svg:y="0.69cm">
          <draw:text-box>
            <text:p><text:span text:style-name="T10">R</text:span><text:span text:style-name="T11">1</text:span></text:p>
          </draw:text-box>
        </draw:frame>
        <draw:frame draw:style-name="gr16" draw:text-style-name="P10" draw:layer="layout" svg:width="0.888cm" svg:height="1.096cm" svg:x="2.752cm" svg:y="8.14cm">
          <draw:text-box>
            <text:p><text:span text:style-name="T10">R</text:span><text:span text:style-name="T11">7</text:span></text:p>
          </draw:text-box>
        </draw:frame>
        <draw:frame draw:style-name="gr17" draw:text-style-name="P10" draw:layer="layout" svg:width="1.323cm" svg:height="0.803cm" svg:x="6.607cm" svg:y="3.846cm">
          <draw:text-box>
            <text:p><text:span text:style-name="T10">R</text:span><text:span text:style-name="T11">5</text:span></text:p>
          </draw:text-box>
        </draw:frame>
        <draw:frame draw:style-name="gr18" draw:text-style-name="P10" draw:layer="layout" svg:width="1.412cm" svg:height="0.872cm" svg:x="2.732cm" svg:y="4.795cm">
          <draw:text-box>
            <text:p><text:span text:style-name="T10">R</text:span><text:span text:style-name="T11">4</text:span></text:p>
          </draw:text-box>
        </draw:frame>
        <draw:frame draw:style-name="gr19" draw:text-style-name="P10" draw:layer="layout" svg:width="1.321cm" svg:height="1.18cm" svg:x="5.107cm" svg:y="2.649cm">
          <draw:text-box>
            <text:p><text:span text:style-name="T10">R</text:span><text:span text:style-name="T11">3</text:span></text:p>
          </draw:text-box>
        </draw:frame>
        <draw:frame draw:style-name="gr20" draw:text-style-name="P10" draw:layer="layout" svg:width="1.322cm" svg:height="1.181cm" svg:x="6.525cm" svg:y="0.725cm">
          <draw:text-box>
            <text:p><text:span text:style-name="T10">R</text:span><text:span text:style-name="T11">2</text:span></text:p>
          </draw:text-box>
        </draw:frame>
        <draw:frame draw:style-name="gr21" draw:text-style-name="P10" draw:layer="layout" svg:width="1.321cm" svg:height="1.179cm" svg:x="0.187cm" svg:y="6.007cm">
          <draw:text-box>
            <text:p><text:span text:style-name="T10">R</text:span><text:span text:style-name="T11">6</text:span></text:p>
          </draw:text-box>
        </draw:frame>
        <draw:custom-shape draw:style-name="gr22" draw:text-style-name="P9" draw:layer="layout" svg:width="0.189cm" svg:height="0.209cm" svg:x="4.943cm" svg:y="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2" draw:id="id12" draw:layer="layout" svg:width="0.189cm" svg:height="0.211cm" svg:x="8.862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0.19cm" svg:height="0.21cm" svg:x="4.934cm" svg:y="7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3" draw:text-style-name="P11" draw:layer="layout" svg:x1="5.836cm" svg:y1="1.25cm" svg:x2="4.187cm" svg:y2="1.243cm">
            <text:p/>
          </draw:line>
          <draw:line draw:style-name="gr23" draw:text-style-name="P11" draw:layer="layout" svg:x1="5.837cm" svg:y1="1.254cm" svg:x2="4.188cm" svg:y2="1.247cm">
            <text:p/>
          </draw:line>
          <draw:line draw:style-name="gr23" draw:text-style-name="P11" draw:layer="layout" svg:x1="4.637cm" svg:y1="1.094cm" svg:x2="5.456cm" svg:y2="1.094cm">
            <text:p/>
          </draw:line>
          <draw:line draw:style-name="gr23" draw:text-style-name="P11" draw:layer="layout" svg:x1="4.859cm" svg:y1="0.96cm" svg:x2="5.253cm" svg:y2="0.96cm">
            <text:p/>
          </draw:line>
          <draw:line draw:style-name="gr23" draw:text-style-name="P11" draw:layer="layout" svg:x1="5.033cm" svg:y1="1.26cm" svg:x2="5.04cm" svg:y2="1.605cm">
            <text:p/>
          </draw:line>
        </draw:g>
        <draw:custom-shape draw:style-name="gr22" draw:text-style-name="P9" draw:layer="layout" svg:width="0.19cm" svg:height="0.209cm" svg:x="4.94cm" svg:y="1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0.189cm" svg:height="0.211cm" svg:x="1.087cm" svg:y="4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0" draw:layer="layout" svg:width="0.921cm" svg:height="2.033cm" svg:x="4.21cm" svg:y="2.182cm">
          <draw:text-box>
            <text:p><text:span text:style-name="T10">+</text:span></text:p>
            <text:p><text:span text:style-name="T10">V</text:span><text:span text:style-name="T11">b</text:span></text:p>
            <text:p><text:span text:style-name="T10">-</text:span></text:p>
          </draw:text-box>
        </draw:frame>
        <draw:line draw:style-name="gr25" draw:text-style-name="P11" draw:layer="layout" svg:x1="1.609cm" svg:y1="5.674cm" svg:x2="1.609cm" svg:y2="7.201cm">
          <text:p/>
        </draw:line>
        <draw:frame draw:style-name="gr26" draw:text-style-name="P12" draw:layer="layout" svg:width="0.793cm" svg:height="0.776cm" svg:x="6.926cm" svg:y="5.88cm">
          <draw:text-box>
            <text:p><text:span text:style-name="T7">I</text:span><text:span text:style-name="T8">D</text:span></text:p>
          </draw:text-box>
        </draw:frame>
        <draw:custom-shape draw:style-name="gr22" draw:text-style-name="P9" draw:layer="layout" svg:width="0.189cm" svg:height="0.211cm" svg:x="1.116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3" draw:layer="layout" svg:width="0.888cm" svg:height="0.751cm" svg:x="0.494cm" svg:y="0.898cm">
          <draw:text-box>
            <text:p><text:span text:style-name="T12">N</text:span><text:span text:style-name="T13">1</text:span></text:p>
          </draw:text-box>
        </draw:frame>
        <draw:frame draw:style-name="gr27" draw:text-style-name="P13" draw:layer="layout" svg:width="0.888cm" svg:height="0.751cm" svg:x="0.382cm" svg:y="4.313cm">
          <draw:text-box>
            <text:p><text:span text:style-name="T12">N</text:span><text:span text:style-name="T13">4</text:span></text:p>
          </draw:text-box>
        </draw:frame>
        <draw:frame draw:style-name="gr27" draw:text-style-name="P13" draw:layer="layout" svg:width="0.888cm" svg:height="0.751cm" svg:x="4.892cm" svg:y="4.039cm">
          <draw:text-box>
            <text:p><text:span text:style-name="T12">N</text:span><text:span text:style-name="T13">3</text:span></text:p>
          </draw:text-box>
        </draw:frame>
        <draw:frame draw:style-name="gr27" draw:text-style-name="P13" draw:layer="layout" svg:width="0.888cm" svg:height="0.751cm" svg:x="4.63cm" svg:y="8.073cm">
          <draw:text-box>
            <text:p><text:span text:style-name="T12">N</text:span><text:span text:style-name="T13">7</text:span></text:p>
          </draw:text-box>
        </draw:frame>
        <draw:frame draw:style-name="gr27" draw:text-style-name="P13" draw:layer="layout" svg:width="0.888cm" svg:height="0.751cm" svg:x="8.893cm" svg:y="4.381cm">
          <draw:text-box>
            <text:p><text:span text:style-name="T12">N</text:span><text:span text:style-name="T13">5</text:span></text:p>
          </draw:text-box>
        </draw:frame>
        <draw:frame draw:style-name="gr27" draw:text-style-name="P13" draw:layer="layout" svg:width="0.888cm" svg:height="0.751cm" svg:x="8.797cm" svg:y="0.973cm">
          <draw:text-box>
            <text:p><text:span text:style-name="T12">N</text:span><text:span text:style-name="T13">2</text:span></text:p>
          </draw:text-box>
        </draw:frame>
        <draw:frame draw:style-name="gr27" draw:text-style-name="P13" draw:layer="layout" svg:width="0.888cm" svg:height="0.751cm" svg:x="0.48cm" svg:y="7.868cm">
          <draw:text-box>
            <text:p><text:span text:style-name="T12">N</text:span><text:span text:style-name="T13">6</text:span></text:p>
          </draw:text-box>
        </draw:frame>
        <draw:connector draw:style-name="gr28" draw:text-style-name="P11" draw:layer="layout" draw:type="line" svg:x1="7.772cm" svg:y1="4.688cm" svg:x2="8.862cm" svg:y2="4.707cm" draw:start-shape="id6" draw:end-shape="id12" draw:end-glue-point="6" svg:d="M7772 4688l1090 19" svg:viewBox="0 0 1091 20">
          <text:p/>
        </draw:connector>
        <draw:connector draw:style-name="gr28" draw:text-style-name="P11" draw:layer="layout" draw:type="line" svg:x1="8.953cm" svg:y1="3.887cm" svg:x2="8.957cm" svg:y2="4.601cm" draw:start-shape="id9" draw:start-glue-point="2" draw:end-shape="id12" draw:end-glue-point="4" svg:d="M8953 3887l4 714" svg:viewBox="0 0 5 715">
          <text:p/>
        </draw:connector>
        <draw:connector draw:style-name="gr28" draw:text-style-name="P11" draw:layer="layout" draw:type="line" svg:x1="8.957cm" svg:y1="4.812cm" svg:x2="8.955cm" svg:y2="6.121cm" draw:start-shape="id12" draw:start-glue-point="8" draw:end-shape="id4" draw:end-glue-point="0" svg:d="M8957 4812l-2 1309" svg:viewBox="0 0 3 1310">
          <text:p/>
        </draw:connector>
        <draw:frame draw:style-name="gr26" draw:text-style-name="P12" draw:layer="layout" svg:width="0.793cm" svg:height="0.776cm" svg:x="2.759cm" svg:y="2.338cm">
          <draw:text-box>
            <text:p><text:span text:style-name="T7">I</text:span><text:span text:style-name="T8">A</text:span></text:p>
          </draw:text-box>
        </draw:frame>
        <draw:frame draw:style-name="gr26" draw:text-style-name="P12" draw:layer="layout" svg:width="0.793cm" svg:height="0.776cm" svg:x="6.956cm" svg:y="2.182cm">
          <draw:text-box>
            <text:p><text:span text:style-name="T7">I</text:span><text:span text:style-name="T8">B</text:span></text:p>
          </draw:text-box>
        </draw:frame>
        <draw:frame draw:style-name="gr26" draw:text-style-name="P12" draw:layer="layout" svg:width="0.793cm" svg:height="0.776cm" svg:x="1.642cm" svg:y="5.945cm">
          <draw:text-box>
            <text:p><text:span text:style-name="T7">I</text:span><text:span text:style-name="T8">c</text:span></text:p>
          </draw:text-box>
        </draw:frame>
        <draw:ellipse draw:style-name="gr29" draw:text-style-name="P9" draw:layer="layout" svg:width="1.694cm" svg:height="1.667cm" svg:x="6.284cm" svg:y="2.144cm" draw:kind="arc" draw:start-angle="310.5" draw:end-angle="139.16">
          <text:p/>
        </draw:ellipse>
        <draw:ellipse draw:style-name="gr29" draw:text-style-name="P9" draw:layer="layout" svg:width="1.694cm" svg:height="1.667cm" svg:x="2.191cm" svg:y="2.255cm" draw:kind="arc" draw:start-angle="310.5" draw:end-angle="139.16">
          <text:p/>
        </draw:ellipse>
        <draw:ellipse draw:style-name="gr29" draw:text-style-name="P9" draw:layer="layout" svg:width="1.694cm" svg:height="1.667cm" svg:x="6.266cm" svg:y="5.841cm" draw:kind="arc" draw:start-angle="310.5" draw:end-angle="139.16">
          <text:p/>
        </draw:ellipse>
        <draw:ellipse draw:style-name="gr29" draw:text-style-name="P9" draw:layer="layout" svg:width="1.694cm" svg:height="1.667cm" svg:x="2.272cm" svg:y="5.708cm" draw:kind="arc" draw:start-angle="310.5" draw:end-angle="139.16">
          <text:p/>
        </draw:ellipse>
        <draw:frame draw:style-name="gr26" draw:text-style-name="P12" draw:layer="layout" svg:width="0.793cm" svg:height="0.776cm" svg:x="2.842cm" svg:y="5.755cm">
          <draw:text-box>
            <text:p><text:span text:style-name="T7">I</text:span><text:span text:style-name="T8">C</text:span></text:p>
          </draw:text-box>
        </draw:frame>
        <draw:line draw:style-name="gr30" draw:text-style-name="P11" draw:layer="layout" svg:x1="8.957cm" svg:y1="6.311cm" svg:x2="8.957cm" svg:y2="6.91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1T21:38:08.708968290</dc:date>
    <meta:editing-duration>PT47M22S</meta:editing-duration>
    <meta:editing-cycles>9</meta:editing-cycles>
    <meta:generator>LibreOffice/6.4.6.2$Linux_X86_64 LibreOffice_project/40$Build-2</meta:generator>
    <meta:document-statistic meta:object-count="71"/>
  </office:meta>
</office:document-meta>
</file>